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CF75379D398B381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21cm, 3.756cm, 41.673cm, 2.16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499cm" svg:height="10.687cm" svg:x="1.7cm" svg:y="0.6cm">
          <draw:image xlink:href="Pictures/1000000000000BD000000FC0CF75379D398B381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8:17:03.855859668</dc:date>
    <meta:editing-duration>PT2M28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